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22419" officeooo:paragraph-rsid="00122419" style:font-size-asian="10.5pt" style:font-size-complex="12pt"/>
    </style:style>
    <style:style style:name="P2" style:family="paragraph" style:parent-style-name="Standard">
      <style:text-properties fo:font-size="14pt" fo:font-weight="bold" officeooo:rsid="00122419" officeooo:paragraph-rsid="0012241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22419" officeooo:paragraph-rsid="003abc0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22419" officeooo:paragraph-rsid="00122419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22419" officeooo:paragraph-rsid="003abc07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3d0688" officeooo:paragraph-rsid="003d0688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officeooo:rsid="0034e1b2" officeooo:paragraph-rsid="003abc07" style:font-size-asian="14pt" style:font-size-complex="14pt"/>
    </style:style>
    <style:style style:name="P8" style:family="paragraph" style:parent-style-name="Standard">
      <style:text-properties fo:font-size="14pt" fo:font-weight="normal" officeooo:rsid="003d2544" officeooo:paragraph-rsid="003d0688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3e3573" officeooo:paragraph-rsid="003e3573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34e1b2" officeooo:paragraph-rsid="00122419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22419" officeooo:paragraph-rsid="00122419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22419" officeooo:paragraph-rsid="003abc07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officeooo:rsid="003e3573" officeooo:paragraph-rsid="003e3573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8pt" officeooo:rsid="00122419" officeooo:paragraph-rsid="00122419" style:font-size-asian="18pt" style:font-size-complex="18pt"/>
    </style:style>
    <style:style style:name="T1" style:family="text">
      <style:text-properties officeooo:rsid="0034e1b2"/>
    </style:style>
    <style:style style:name="T2" style:family="text">
      <style:text-properties officeooo:rsid="003e2372"/>
    </style:style>
    <style:style style:name="T3" style:family="text">
      <style:text-properties officeooo:rsid="003e3573"/>
    </style:style>
    <style:style style:name="T4" style:family="text">
      <style:text-properties officeooo:rsid="003eed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port Week <text:span text:style-name="T2">5</text:span></text:p>
      <text:p text:style-name="P14"/>
      <text:p text:style-name="P13">Problems:</text:p>
      <text:p text:style-name="P9">I was bound to bed due to illness <text:span text:style-name="T4">for 5 days (</text:span>Wednesday-Sunday<text:span text:style-name="T4">)</text:span>, <text:span text:style-name="T4">which halted almost all work progress</text:span></text:p>
      <text:p text:style-name="P1"/>
      <text:p text:style-name="P2">Achievements:</text:p>
      <text:p text:style-name="P4">- <text:span text:style-name="T3">Despite the unvoluntary break, I managed to get some work done on Monday and <text:s text:c="37"/>. Tuesday</text:span></text:p>
      <text:p text:style-name="P4">- <text:span text:style-name="T3">Refactoring, since the amount of code being created is steadily increasing</text:span></text:p>
      <text:p text:style-name="P4">- <text:span text:style-name="T3">Python implementation of a circle structure and a pentagram with edges</text:span></text:p>
      <text:p text:style-name="P10"/>
      <text:p text:style-name="P3"><text:span text:style-name="T1">Goals for next week</text:span>:</text:p>
      <text:p text:style-name="P5">- <text:span text:style-name="T3">Identical with last weeks report – get an edge structure running on the SpiNNaker</text:span></text:p>
      <text:p text:style-name="P5"/>
      <text:p text:style-name="P7"/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Riepenhausen</meta:initial-creator>
    <meta:creation-date>2017-09-28T17:01:59.710012218</meta:creation-date>
    <dc:date>2017-10-24T17:11:26.772366846</dc:date>
    <dc:creator>Alexey Riepenhausen</dc:creator>
    <meta:editing-duration>PT2H29M20S</meta:editing-duration>
    <meta:editing-cycles>33</meta:editing-cycles>
    <meta:generator>LibreOffice/5.0.6.2$Linux_X86_64 LibreOffice_project/00$Build-2</meta:generator>
    <meta:document-statistic meta:table-count="0" meta:image-count="0" meta:object-count="0" meta:page-count="1" meta:paragraph-count="9" meta:word-count="82" meta:character-count="513" meta:non-whitespace-character-count="402"/>
  </office:meta>
</office:document-meta>
</file>